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/>
    <style:font-face style:name="Arial1" svg:font-family="Arial, Tahoma, Helvetica, FreeSans, sans-serif"/>
    <style:font-face style:name="Lohit Devanagari1" svg:font-family="'Lohit Devanagari'"/>
    <style:font-face style:name="Open Sans" svg:font-family="'Open Sans'"/>
    <style:font-face style:name="open sans" svg:font-family="'open sans', HelveticaNeue-Light, 'helvetica neue light', 'helvetica neue', Helvetica, Arial, 'lucida grande', sans-serif"/>
    <style:font-face style:name="Times New Roman" svg:font-family="'Times New Roman'" style:font-family-generic="roman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8f318" officeooo:paragraph-rsid="0018f318"/>
    </style:style>
    <style:style style:name="P2" style:family="paragraph" style:parent-style-name="Standard">
      <style:paragraph-properties fo:text-align="justify" style:justify-single-word="false"/>
      <style:text-properties officeooo:rsid="001977ff" officeooo:paragraph-rsid="001977ff"/>
    </style:style>
    <style:style style:name="P3" style:family="paragraph" style:parent-style-name="Standard">
      <style:paragraph-properties fo:text-align="justify" style:justify-single-word="false"/>
      <style:text-properties officeooo:rsid="0019c3e5" officeooo:paragraph-rsid="0019c3e5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rsid="0019ff85" officeooo:paragraph-rsid="0019ff85"/>
    </style:style>
    <style:style style:name="P6" style:family="paragraph" style:parent-style-name="Standard">
      <style:paragraph-properties fo:text-align="justify" style:justify-single-word="false"/>
      <style:text-properties officeooo:rsid="0019ff85" officeooo:paragraph-rsid="001adbdd"/>
    </style:style>
    <style:style style:name="P7" style:family="paragraph" style:parent-style-name="Standard">
      <style:paragraph-properties fo:text-align="justify" style:justify-single-word="false"/>
      <style:text-properties officeooo:rsid="001bfb40" officeooo:paragraph-rsid="001bfb40"/>
    </style:style>
    <style:style style:name="P8" style:family="paragraph" style:parent-style-name="Standard">
      <style:paragraph-properties fo:text-align="justify" style:justify-single-word="false"/>
      <style:text-properties officeooo:rsid="001c4ec1" officeooo:paragraph-rsid="001c4ec1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666666" style:font-name="Open Sans" fo:font-size="10.5pt" fo:letter-spacing="normal" fo:font-style="normal" fo:font-weight="normal" officeooo:rsid="0019c3e5" officeooo:paragraph-rsid="0019c3e5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 fo:orphans="2" fo:widows="2" fo:hyphenation-ladder-count="no-limit" style:shadow="none" style:text-autospace="none" style:punctuation-wrap="hanging" style:line-break="strict" style:writing-mode="lr-tb">
        <style:tab-stops/>
      </style:paragraph-properties>
      <style:text-properties style:use-window-font-color="true" style:font-name="Times New Roman" fo:font-size="12pt" fo:language="pt" fo:country="BR" officeooo:rsid="0019c3e5" officeooo:paragraph-rsid="0019ff85" style:font-name-asian="Symbol" style:font-size-asian="12pt" style:language-asian="zh" style:country-asian="CN" style:font-name-complex="Times New Roman1" style:font-size-complex="12pt" style:language-complex="ar" style:country-complex="SA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222222" style:font-name="Arial1" fo:font-size="9.75pt" fo:letter-spacing="normal" fo:font-style="normal" fo:font-weight="normal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  <style:text-properties officeooo:paragraph-rsid="0019c3e5"/>
    </style:style>
    <style:style style:name="P14" style:family="paragraph" style:parent-style-name="Text_20_body">
      <style:paragraph-properties fo:text-align="justify" style:justify-single-word="false"/>
      <style:text-properties fo:font-variant="normal" fo:text-transform="none" fo:color="#666666" style:font-name="Open Sans" fo:font-size="10.5pt" fo:letter-spacing="normal" fo:font-style="normal" fo:font-weight="normal" officeooo:paragraph-rsid="0019c3e5"/>
    </style:style>
    <style:style style:name="P15" style:family="paragraph" style:parent-style-name="Text_20_body">
      <style:paragraph-properties fo:text-align="justify" style:justify-single-word="false"/>
      <style:text-properties fo:font-variant="normal" fo:text-transform="none" fo:color="#666666" style:font-name="Open Sans" fo:font-size="10.5pt" fo:letter-spacing="normal" fo:font-style="normal" fo:font-weight="normal" officeooo:rsid="0019c3e5" officeooo:paragraph-rsid="0019c3e5"/>
    </style:style>
    <style:style style:name="P16" style:family="paragraph" style:parent-style-name="Text_20_body">
      <style:paragraph-properties fo:text-align="justify" style:justify-single-word="false"/>
      <style:text-properties officeooo:rsid="001bfb40" officeooo:paragraph-rsid="001bfb40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19ff85"/>
    </style:style>
    <style:style style:name="P18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686c6f" style:font-name="open sans" fo:font-size="10.5pt" fo:letter-spacing="normal" fo:font-style="normal" fo:font-weight="normal"/>
    </style:style>
    <style:style style:name="P20" style:family="paragraph" style:parent-style-name="Text_20_body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</style:style>
    <style:style style:name="P21" style:family="paragraph" style:parent-style-name="Text_20_body">
      <style:paragraph-properties fo:margin-left="0cm" fo:margin-right="0cm" fo:margin-top="0cm" fo:margin-bottom="0cm" loext:contextual-spacing="false" style:line-height-at-least="0.556cm" fo:orphans="2" fo:widows="2" fo:text-indent="0cm" style:auto-text-indent="false" fo:padding="0cm" fo:border="none"/>
      <style:text-properties fo:font-variant="normal" fo:text-transform="none" fo:color="#000000" style:font-name="Arial2" fo:font-size="9.75pt" fo:letter-spacing="normal" fo:font-style="normal" fo:font-weight="normal" loext:padding="0cm" loext:border="none"/>
    </style:style>
    <style:style style:name="P22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rial2" fo:font-size="9pt" fo:letter-spacing="normal" fo:font-style="normal" fo:font-weight="normal" loext:padding="0cm" loext:border="none"/>
    </style:style>
    <style:style style:name="P23" style:family="paragraph" style:parent-style-name="Text_20_body" style:list-style-name="L3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000000" style:font-name="Arial2" fo:font-size="9pt" fo:letter-spacing="normal" fo:font-style="normal" fo:font-weight="normal"/>
    </style:style>
    <style:style style:name="P24" style:family="paragraph" style:parent-style-name="Text_20_body" style:list-style-name="L1">
      <style:paragraph-properties fo:margin-top="0cm" fo:margin-bottom="0.265cm" loext:contextual-spacing="false" fo:text-align="justify" style:justify-single-word="false" fo:orphans="2" fo:widows="2"/>
      <style:text-properties fo:font-variant="normal" fo:text-transform="none" fo:color="#666666" style:font-name="Open Sans" fo:font-size="10.5pt" fo:letter-spacing="normal" fo:font-style="normal" fo:font-weight="normal"/>
    </style:style>
    <style:style style:name="P25" style:family="paragraph" style:parent-style-name="Text_20_body" style:list-style-name="L2">
      <style:paragraph-properties fo:margin-top="0cm" fo:margin-bottom="0.265cm" loext:contextual-spacing="false" fo:text-align="justify" style:justify-single-word="false" fo:orphans="2" fo:widows="2"/>
    </style:style>
    <style:style style:name="P26" style:family="paragraph" style:parent-style-name="Heading_20_2">
      <style:paragraph-properties fo:text-align="justify" style:justify-single-word="false"/>
    </style:style>
    <style:style style:name="P27" style:family="paragraph" style:parent-style-name="Heading_20_1">
      <style:paragraph-properties fo:text-align="justify" style:justify-single-word="false"/>
    </style:style>
    <style:style style:name="P28" style:family="paragraph" style:parent-style-name="Heading_20_1">
      <style:text-properties officeooo:paragraph-rsid="0019ff85"/>
    </style:style>
    <style:style style:name="P29" style:family="paragraph" style:parent-style-name="Heading_20_1">
      <style:paragraph-properties fo:text-align="justify" style:justify-single-word="false"/>
      <style:text-properties officeooo:rsid="0019ff85" officeooo:paragraph-rsid="0019ff85"/>
    </style:style>
    <style:style style:name="P30" style:family="paragraph" style:parent-style-name="Heading_20_1">
      <style:paragraph-properties fo:text-align="center" style:justify-single-word="false" fo:break-before="page"/>
      <style:text-properties officeooo:rsid="001b667f" officeooo:paragraph-rsid="001b667f"/>
    </style:style>
    <style:style style:name="T1" style:family="text">
      <style:text-properties officeooo:rsid="001977ff"/>
    </style:style>
    <style:style style:name="T2" style:family="text">
      <style:text-properties officeooo:rsid="0019c3e5"/>
    </style:style>
    <style:style style:name="T3" style:family="text">
      <style:text-properties officeooo:rsid="000bde80"/>
    </style:style>
    <style:style style:name="T4" style:family="text">
      <style:text-properties officeooo:rsid="003330c4"/>
    </style:style>
    <style:style style:name="T5" style:family="text">
      <style:text-properties officeooo:rsid="002cf28a"/>
    </style:style>
    <style:style style:name="T6" style:family="text">
      <style:text-properties officeooo:rsid="002b1bf0"/>
    </style:style>
    <style:style style:name="T7" style:family="text">
      <style:text-properties officeooo:rsid="002b5f2e"/>
    </style:style>
    <style:style style:name="T8" style:family="text">
      <style:text-properties officeooo:rsid="0029bfb5"/>
    </style:style>
    <style:style style:name="T9" style:family="text">
      <style:text-properties officeooo:rsid="0034f396"/>
    </style:style>
    <style:style style:name="T10" style:family="text">
      <style:text-properties officeooo:rsid="000639a5"/>
    </style:style>
    <style:style style:name="T11" style:family="text">
      <style:text-properties officeooo:rsid="001adbdd"/>
    </style:style>
    <style:style style:name="T12" style:family="text">
      <style:text-properties officeooo:rsid="001bfb40"/>
    </style:style>
    <style:style style:name="T13" style:family="text">
      <style:text-properties fo:color="#337ab7" style:text-line-through-style="none" style:text-line-through-type="none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666666" style:font-name="Open Sans" fo:font-size="10.5pt" fo:letter-spacing="normal" fo:font-style="normal" fo:font-weight="normal"/>
    </style:style>
    <style:style style:name="T15" style:family="text">
      <style:text-properties fo:font-variant="normal" fo:text-transform="none" fo:color="#666666" style:font-name="Open Sans" fo:font-size="10.5pt" fo:letter-spacing="normal" fo:font-style="normal" fo:font-weight="normal" officeooo:rsid="0019c3e5"/>
    </style:style>
    <style:style style:name="T16" style:family="text">
      <style:text-properties fo:font-variant="normal" fo:text-transform="none" fo:color="#666666" style:font-name="Open Sans" fo:font-size="10.5pt" fo:letter-spacing="normal" fo:font-style="normal" fo:font-weight="bold"/>
    </style:style>
    <style:style style:name="T17" style:family="text">
      <style:text-properties fo:font-variant="normal" fo:text-transform="none" fo:color="#686c6f" style:font-name="open sans" fo:font-size="10.5pt" fo:letter-spacing="normal" fo:font-style="normal" fo:font-weight="normal"/>
    </style:style>
    <style:style style:name="T18" style:family="text">
      <style:text-properties fo:font-variant="normal" fo:text-transform="none" fo:color="#686c6f" style:font-name="open sans" fo:font-size="10.5pt" fo:letter-spacing="normal" fo:font-style="normal" fo:font-weight="bold"/>
    </style:style>
    <style:style style:name="T19" style:family="text">
      <style:text-properties fo:font-variant="normal" fo:text-transform="none" fo:color="#000000" style:font-name="Arial2" fo:font-size="9.75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000000" style:font-name="Arial2" fo:font-size="9.75pt" fo:letter-spacing="normal" fo:font-style="normal" fo:font-weight="normal" fo:background-color="#c9d7f1" loext:char-shading-value="0" loext:padding="0cm" loext:border="none"/>
    </style:style>
    <style:style style:name="T21" style:family="text">
      <style:text-properties fo:font-variant="normal" fo:text-transform="none" fo:color="#000000" style:font-name="Arial2" fo:font-size="9.75pt" fo:letter-spacing="normal" fo:font-style="normal" fo:font-weight="bold" loext:padding="0cm" loext:border="none"/>
    </style:style>
    <style:style style:name="T22" style:family="text">
      <style:text-properties fo:font-variant="normal" fo:text-transform="none" fo:color="#000000" style:font-name="Arial2" fo:font-size="9.75pt" fo:letter-spacing="normal" fo:font-style="normal" fo:font-weight="bold" fo:background-color="#c9d7f1" loext:char-shading-value="0" loext:padding="0cm" loext:border="none"/>
    </style:style>
    <style:style style:name="T23" style:family="text">
      <style:text-properties fo:font-variant="normal" fo:text-transform="none" fo:color="#000000" style:font-name="Arial2" fo:font-size="9.75pt" fo:letter-spacing="normal" fo:font-style="italic" fo:font-weight="normal" loext:padding="0cm" loext:border="none"/>
    </style:style>
    <style:style style:name="T24" style:family="text">
      <style:text-properties fo:font-variant="normal" fo:text-transform="none" fo:color="#d00000" style:text-line-through-style="none" style:text-line-through-type="none" style:font-name="Arial2" fo:font-size="9.75pt" fo:letter-spacing="normal" fo:font-style="normal" style:text-underline-style="none" fo:font-weight="normal" style:text-blinking="false" loext:padding="0cm" loext:border="none"/>
    </style:style>
    <style:style style:name="T25" style:family="text">
      <style:text-properties fo:color="#686c6f" style:font-name="open sans" fo:font-size="10.5pt"/>
    </style:style>
    <style:style style:name="T26" style:family="text">
      <style:text-properties fo:color="#686c6f" style:font-name="open sans" officeooo:rsid="0019c3e5"/>
    </style:style>
    <style:style style:name="T27" style:family="text">
      <style:text-properties fo:color="#0275d8" style:text-line-through-style="none" style:text-line-through-type="none" style:font-name="open sans" style:text-underline-style="none" officeooo:rsid="0019c3e5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<text:span text:style-name="T12">Dispositivo</text:span> de auxilio a deficientes visuais n<text:span text:style-name="T12">o</text:span> <text:span text:style-name="T12">uso</text:span> de transporte público</text:h>
      <text:h text:style-name="P28" text:outline-level="1">Resumo</text:h>
      <text:p text:style-name="P12">Um dos principais meios de <text:span text:style-name="T4">interação</text:span> do indivíduo com o mundo é a visão. <text:span text:style-name="T4">Contudo, a</text:span>s pessoas com deficiência visual <text:span text:style-name="T4">são impelidas a </text:span>adapta<text:span text:style-name="T4">r</text:span> ess<text:span text:style-name="T4">a</text:span> forma de orientação e se <text:span text:style-name="T4">beneficiam</text:span> de sentidos alternativos, como audição e tato, para oferecer uma forma independente de realização das atividades do cotidiano. <text:span text:style-name="T4">Porém são inúmeras as dificuldades enfrentadas, u</text:span>m exemplo é a mobilidade <text:span text:style-name="T4">urbana</text:span>, especialmente no acesso ao transporte público. Dessa forma, propõe-se <text:span text:style-name="T4">a pesquisa e desenvolvimento de uma solução de acessibilidade, baseada</text:span> em computação ubíqua, voltad<text:span text:style-name="T4">a</text:span> a pessoas com deficiência visual.</text:p>
      <text:p text:style-name="P17"><text:span text:style-name="T3">Palavras Chave: computação imersiva, cegos, transporte público.</text:span></text:p>
      <text:h text:style-name="P27" text:outline-level="1">Introdução</text:h>
      <text:p text:style-name="Text_20_body"><text:span text:style-name="T6">No Brasil exitem</text:span> <text:span text:style-name="T7">35,7</text:span> milhões de <text:span text:style-name="T6">pessoas com alguma </text:span>deficiência visual<text:span text:style-name="T8">, o que</text:span> <text:s/>representa <text:span text:style-name="T7">18,8</text:span>% da população <text:span text:style-name="T7">[1]</text:span>. <text:span text:style-name="T8">Esses</text:span> cidadãos enfrentam dificuldades no dia a dia devido à falta de recursos para acessibilidade <text:span text:style-name="T6">e</text:span> <text:span text:style-name="T6">necessitam</text:span> de suporte para efetivamente exercer a cidadania plena.</text:p>
      <text:p text:style-name="Text_20_body"><text:span text:style-name="T6">Vale ressaltar que </text:span>os idosos brasileiros são numerosos, chegando a 1<text:span text:style-name="T7">4</text:span> milhões, o equivalente a <text:span text:style-name="T7">7</text:span>,<text:span text:style-name="T7">4</text:span>% da população [<text:span text:style-name="T9">1</text:span>]. Esses segmentos sociais necessitam de soluções tecnológicas práticas que atendam suas necessidades especiais.</text:p>
      <text:p text:style-name="Text_20_body"><text:span text:style-name="T7">Entretanto, a</text:span>pesar do crescente desenvolvimento tecnológico, constatou-se a existência de poucas soluções no âmbito nacional que contribuam com a liberdade de mobilidade das <text:span text:style-name="T10">pessoas com deficiência visual</text:span>, em diversos ambientes, assistidos por tecnologias de computação <text:span text:style-name="T5">ubíqua</text:span> que amparem as suas necessidades de acessibilidade <text:span text:style-name="T9">[2]</text:span>. </text:p>
      <text:p text:style-name="Text_20_body">Considerando este cenário, este trabalho tem <text:span text:style-name="T5">a finalidade</text:span> de experimentar a<text:span text:style-name="T5">s</text:span> tecnologia<text:span text:style-name="T5">s</text:span> <text:span text:style-name="T5">da computação ubíqua</text:span> <text:span text:style-name="T5">na busca de soluções que possibilitem uma maior mobilidade urbana</text:span> a pessoas com deficiência visual.</text:p>
      <text:h text:style-name="P27" text:outline-level="1">Bluethon Low Energy (BLE)</text:h>
      <text:p text:style-name="P16"><text:span text:style-name="T19">O BLE é uma tecnologia para construir redes de área </text:span><text:span text:style-name="Emphasis"><text:span text:style-name="T23">sem fio</text:span></text:span><text:span text:style-name="T19"> pessoais ( </text:span><text:a xlink:type="simple" xlink:href="https://en.wikipedia.org/wiki/Personal_area_network" office:target-frame-name="_blank" xlink:show="new" text:style-name="Internet_20_link" text:visited-style-name="Visited_20_Internet_20_Link"><text:span text:style-name="T24">WPAN</text:span></text:a><text:span text:style-name="T19"> ); isto é, permite colocar em comunicação diferentes dispositivos (computadores, smartphones, smartwatches ...) "próximos" uns dos outros (uma distância máxima </text:span><text:span text:style-name="Emphasis"><text:span text:style-name="T23">teórica </text:span></text:span><text:span text:style-name="T19"> de  </text:span><text:span text:style-name="Strong_20_Emphasis"><text:span text:style-name="T21">100m</text:span></text:span><text:span text:style-name="T19"> ). Como o nome sugere, a versão 4.0 do padrão Bluetooth foi projetada para reduzir o consumo de energia dos dispositivos conectados à rede.</text:span></text:p>
      <text:p text:style-name="P21">Os dispositivos são divididos em duas famílias:</text:p>
      <text:list xml:id="list82761055660453718" text:style-name="L3">
        <text:list-item>
          <text:p text:style-name="P23">central</text:p>
        </text:list-item>
        <text:list-item>
          <text:p text:style-name="P22">periférico</text:p>
        </text:list-item>
      </text:list>
      <text:p text:style-name="P20"><text:span text:style-name="T19">os primeiros ( </text:span><text:span text:style-name="Strong_20_Emphasis"><text:span text:style-name="T21">centrais</text:span></text:span><text:span text:style-name="T19"> ) são dispositivos como PCs, tablets ou smartphones com bom poder de processamento e memória. Os segundos ( </text:span><text:span text:style-name="Strong_20_Emphasis"><text:span text:style-name="T21">periféricos</text:span></text:span><text:span text:style-name="T19"> ) são sensores, tags ... com menos recursos de </text:span><text:soft-page-break/><text:span text:style-name="T19">hardware e energia. Um </text:span><text:span text:style-name="Emphasis"><text:span text:style-name="T23">dispositivo central</text:span></text:span><text:span text:style-name="T19"> pode ser conectado a mais </text:span><text:span text:style-name="Emphasis"><text:span text:style-name="T23">dispositivos periféricos </text:span></text:span><text:span text:style-name="T19"> ao mesmo tempo, embora não seja o contrário:</text:span></text:p>
      <text:p text:style-name="P7"/>
      <text:p text:style-name="P16"><text:span text:style-name="T19">Os dispositivos BLE informam periodicamente sua presença transmitindo pacotes de </text:span><text:span text:style-name="Emphasis"><text:span text:style-name="T23">publicidade</text:span></text:span><text:span text:style-name="T19"> . O pacote de publicidade pode conter até </text:span><text:span text:style-name="Strong_20_Emphasis"><text:span text:style-name="T21">31 bytes</text:span></text:span><text:span text:style-name="T19"> de dados e a frequência de transmissão pode ser escolhida pelo único dispositivo: reduzir essa frequência pode reduzir o consumo de energia.</text:span></text:p>
      <text:p text:style-name="P20"><text:span text:style-name="T19">Se um dispositivo BLE, depois de ter recebido um pacote de avertising, quiser obter mais informações do dispositivo que o transmitiu, ele pode solicitar um segundo pacote de informações (sempre para um máximo de </text:span><text:span text:style-name="Strong_20_Emphasis"><text:span text:style-name="T21">31 bytes</text:span></text:span><text:span text:style-name="T19"> ), o  pacote de </text:span><text:span text:style-name="Emphasis"><text:span text:style-name="T23">resposta de varredura</text:span></text:span><text:span text:style-name="T19"> . A transmissão deste segundo pacote de dados é </text:span><text:span text:style-name="Strong_20_Emphasis"><text:span text:style-name="T21">opcional</text:span></text:span><text:span text:style-name="T19"> :</text:span></text:p>
      <text:p text:style-name="Text_20_body"><text:line-break/><text:span text:style-name="T19">Um dispositivo BLE pode aproveitar os pacotes de publicidade para enviar dados no modo de</text:span><text:span text:style-name="Strong_20_Emphasis"><text:span text:style-name="T21">transmissão</text:span></text:span><text:span text:style-name="T19"> . Nesse caso, esse dispositivo é chamado de </text:span><text:span text:style-name="Emphasis"><text:span text:style-name="T23">transmissor</text:span></text:span><text:span text:style-name="T19"> , enquanto os dispositivos que recebem os dados são chamados de </text:span><text:span text:style-name="Emphasis"><text:span text:style-name="T23">observadores</text:span></text:span><text:span text:style-name="T19"> .</text:span></text:p>
      <text:p text:style-name="P20"><text:span text:style-name="T20">O que foi explicado acima é definido dentro de uma especificação BLE chamada Generic Access Profile (</text:span><text:span text:style-name="Strong_20_Emphasis"><text:span text:style-name="T22">GAP</text:span></text:span><text:span text:style-name="T20"> ).</text:span></text:p>
      <text:p text:style-name="Text_20_body"><text:line-break/></text:p>
      <text:h text:style-name="P27" text:outline-level="1">Protótipo</text:h>
      <text:p text:style-name="P1">O protótipo tem como finalidade detectar e identificar proximidade de veículos de transporte coletivo. O dispositivo emite um aviso sonoro informando o numero e nome da linha quando o veiculo esta próximo.</text:p>
      <text:p text:style-name="P1"/>
      <text:p text:style-name="P5">O protótipo é composto por partes de hardware e software que trabalham em conjunto na...</text:p>
      <text:p text:style-name="P1"/>
      <text:p text:style-name="P5">A parte de software do protótipo é composta pelo sketch que será executado na placa</text:p>
      <text:p text:style-name="P1"/>
      <text:p text:style-name="P1">O <text:span text:style-name="T1">sistema é composto de dois módulos sendo que um fica no onibus e outro com o usuario. Ambos </text:span>possu<text:span text:style-name="T1">em</text:span> uma placa Esp32 programada na linguagem Wrinte da plataforma arduino, similar ao C/C++ . O <text:span text:style-name="T1">modulo do onibus emite um sinal de publicidade, já o diuspositivo do usuaria realiza varreduras para dectectar a presencas dos onibus.</text:span></text:p>
      <text:p text:style-name="P2">A reletrobuino do</text:p>
      <text:p text:style-name="P2"/>
      <text:h text:style-name="P26" text:outline-level="2">Componentes utilizado<text:span text:style-name="T2">s</text:span> na construção do prot<text:span text:style-name="T2">ó</text:span>tipo</text:h>
      <text:p text:style-name="P3"/>
      <text:p text:style-name="P4">Esp32</text:p>
      <text:p text:style-name="P4"/>
      <text:p text:style-name="P8">ESP32 é uma série de microcontroladores de baixo custo e baixo consumo de energia. Também é um sistema-em-um-chip com microcontrolador integrado, Wi-Fi e Bluetooth. A série ESP32 emprega um microprocessador Tensilica Xtensa LX6 com duas variações dual-core e single-core e inclui uma antena integrada, RF tipo balun, amplificador de potência, receptor de baixo ruído amplificado, filtros, gerenciamento de energia dos módulos.</text:p>
      <text:p text:style-name="P8">O ESP32 foi criado e desenvolvido por Espressif Sistemas, uma empresa Chinesa com sede em Xangai e é fabricado pela TSMC usando seus processos de fabricação de 40 nm. Ele é um sucessor do microcontrolador ESP8266.</text:p>
      <text:p text:style-name="P8"><text:soft-page-break/>O ESP32 se difere bastante do seu irmão, pois tem Wi-Fi integrado, muitos sinais de GPIO - portas programáveis de entrada e saída de dados - e de quebra vem com Bluetooth 4.2 (BLE), mais sinais de PWM possíveis e mais canais em seu conversor Analógico-Digital. O que chama mais a atenção é que o ESP32 é dual-core e tem modos de “sleep” mais sofisticados, e vem com cerca de 500 kBytes de memória SRAM, o que permite executar programas mais complexos.</text:p>
      <text:p text:style-name="P8">Ele conta também com controlador de Rede CAN, o que permite o módulo interagir com redes CAN (tais como as presentes em veículos, caminhões e tratores), sensor de temperatura, presença de interface para Sensor de Toque, o que facilita o uso do microcontrolador com teclados ou botões capacitivo, e um conversor Digital Analógico (DAC).</text:p>
      <text:p text:style-name="P8">Muitos dos seus pinos são multi-funções. E diferente do ESP8266, o ESP32 possui interface JTAG, o que permite seu uso com Debuggers (depuradores) para monitorar a execução de códigos no microcontrolador em tempo real.</text:p>
      <text:p text:style-name="P8">O ESP32 reúne um apanhado de recursos que tornam seu uso em Internet das Coisas algo bem interessante, dado que agora a presença de mais periféricos permite a sua integração com mais dispositivos e componentes diversos. Dentre as interfaces de comunicação, ele possui suporte a SPI, UART e I2C (protocolos relativamente comuns), como também tem suporte a Infravermelho (IR) e SDIO (para interface com cartão de memória), e começa a se diferenciar tendo Ethernet e I2S, que é uma interface de comunicação útil para comunicar com dispositivos de áudio. Além de ter integração com Arduino IDE e assim ter suporte a muitas bibliotecas compatíveis, contando com a</text:p>
      <text:p text:style-name="P8">facilidade de programação carregada pela interface do Arduino.</text:p>
      <text:p text:style-name="P3"/>
      <text:p text:style-name="P3">dfplayer</text:p>
      <text:p text:style-name="P3"/>
      <text:p text:style-name="P9">Esse módulo DFplayer é um hardware de baixo custo e tamanho reduzido que permite tocar arquivos de áudio em formato MP3 sem processos intermediários. Possui saída direta para speaker e saída para fone de ouvido (não os conectores, mas os pinos para). Ele permite comunicação serial com microcontroladores ou funciona de forma autônoma, bastando ligá-lo a uma bateria. Funciona em 3v3 e 5v.</text:p>
      <text:p text:style-name="P15">Suporta diversos sample rates, até 48KHz.</text:p>
      <text:list xml:id="list3875672964110213688" text:style-name="L1">
        <text:list-item>
          <text:p text:style-name="P24">Suporta faixas dinâmicas até 90dB, com controle de ruído até 85dB (SNR).</text:p>
        </text:list-item>
        <text:list-item>
          <text:p text:style-name="P24">Suporta sistemas de arquivos FAT16 e FAT32, em cartões de até 32G.</text:p>
        </text:list-item>
        <text:list-item>
          <text:p text:style-name="P24">Controle por serial ou standalone, através de botões.</text:p>
        </text:list-item>
        <text:list-item>
          <text:p text:style-name="P24">Som de espera e suspensão do player.</text:p>
        </text:list-item>
        <text:list-item>
          <text:p text:style-name="P24">Toca ordenada por diretório, suportando até 100 diretórios com até 255 áudios cada.</text:p>
        </text:list-item>
        <text:list-item>
          <text:p text:style-name="P24">30 níveis de ajuste de volume!</text:p>
        </text:list-item>
      </text:list>
      <text:p text:style-name="P13"><text:span text:style-name="T15">Apesar de possuir 16 pinos, com apenas 5 já temos um player funcional.</text:span></text:p>
      <text:p text:style-name="P14"><text:span text:style-name="T2">Esse módulo MP3 da DFRobot funciona em modo de comunicação serial assíncrona, com os seguintes parâmetros:</text:span></text:p>
      <text:list xml:id="list2307650432470775666" text:style-name="L2">
        <text:list-item>
          <text:p text:style-name="P25"><text:span text:style-name="Strong_20_Emphasis"><text:span text:style-name="T16">9600kbauds</text:span></text:span></text:p>
        </text:list-item>
        <text:list-item>
          <text:p text:style-name="P25"><text:span text:style-name="T14">data bit </text:span><text:span text:style-name="Strong_20_Emphasis"><text:span text:style-name="T16">1</text:span></text:span></text:p>
        </text:list-item>
        <text:list-item>
          <text:p text:style-name="P25"><text:span text:style-name="T14">checkout </text:span><text:span text:style-name="Strong_20_Emphasis"><text:span text:style-name="T16">None</text:span></text:span></text:p>
        </text:list-item>
        <text:list-item>
          <text:p text:style-name="P25"><text:span text:style-name="T14">controle de fluxo </text:span><text:span text:style-name="Strong_20_Emphasis"><text:span text:style-name="T16">None</text:span></text:span></text:p>
        </text:list-item>
      </text:list>
      <text:p text:style-name="P14"><text:soft-page-break/><text:span text:style-name="T2">No wiring da DFRobot percebi um resistor de 1K entre o RX do módulo DFplayer e o TX do Arduino. </text:span></text:p>
      <text:p text:style-name="P14"><text:span text:style-name="T26">O módulo MP3 DFPlayer Mini é um módulo compacto, de fácil utilização e integração com placas e </text:span><text:a xlink:type="simple" xlink:href="https://www.filipeflop.com/categoria/arduino/placas-arduino/" office:target-frame-name="_blank" xlink:show="new" text:style-name="Internet_20_link" text:visited-style-name="Visited_20_Internet_20_Link"><text:span text:style-name="T27">microcontroladores</text:span></text:a><text:span text:style-name="T26">, podendo ser controlado via interface serial ou através de botões diretamente conectados ao módulo.</text:span></text:p>
      <text:p text:style-name="P19">O DFPlayer Mini da DFRobot funciona com cartões microSD formatados como FAT16 ou FAT32 (tamanho máximo de 32GB) e suporta várias taxas de amostragem, podendo ser usado em sistemas de alarme, navegação, sistemas de informação, brinquedos, automação residencial e muitas outras aplicações.</text:p>
      <text:p text:style-name="P19">Conecte alto falantes nos pinos SPK_1 e SPK_2 e adicione efeitos sonoros ao se projeto de forma simples e eficiente.</text:p>
      <text:p text:style-name="P18"><text:span text:style-name="Strong_20_Emphasis"><text:span text:style-name="T18">Especificações:</text:span></text:span><text:span text:style-name="T17"><text:line-break/>– Módulo MP3 DFPlayer Mini<text:line-break/>– Tensão de operação: 3.3 à 5VDC<text:line-break/>– Formatos suportados: MP3, WAV, WMA<text:line-break/>– Taxas de amostragem (KHz): 8/11.025/12/16/22.05/24/32/44.1/48<text:line-break/>– Saída DAC 24 bits<text:line-break/>– Slot para cartão microSD<text:line-break/>– Formatação suportada: FAT16 e FAT32<text:line-break/>– Capacidade máxima do cartão SD: 32GB<text:line-break/>– Modos de controle: teclado, botões e interface serial<text:line-break/>– Modo propaganda: suspende a música e volta a tocar quando a propaganda termina<text:line-break/>– Suporta até 100 pastas no cartão SD, com no máximo 255 músicas cada pasta<text:line-break/>– 30 níveis de volume ajustáveis<text:line-break/>– 6 níveis de equalização ajustáveis<text:line-break/>– Dimensões: 21 x 20 x 4,5mm</text:span></text:p>
      <text:p text:style-name="P18"><text:span text:style-name="T17"/></text:p>
      <text:p text:style-name="P11"><text:span text:style-name="T25">O DFPlayer Mini suporta sampling rates de 8/11.025/12/16/22.05/24/32/44.1/48 KHz, tem saída DAC de 24 bits, suporta cartões micro SD de até 32GB nos formatos FAT16 e FAT32, reconhece até 100 pastas com 255 músicas cada uma, e tem também 30 níveis de volume e 6 formatos de equalização, além de um "modo propaganda", que você pode usar para pausar a música quando precisar emitir algum aviso, e assim que o aviso terminar a música continua de onde parou.</text:span></text:p>
      <text:p text:style-name="Standard"><text:line-break/></text:p>
      <text:h text:style-name="P27" text:outline-level="1">Resultados e Discussão</text:h>
      <text:p text:style-name="P3"/>
      <text:p text:style-name="P3">Como o sistema ainda é um protótipo, o qual está sendo utilizados para fins de testes …</text:p>
      <text:p text:style-name="P3"/>
      <text:h text:style-name="P29" text:outline-level="1"><text:soft-page-break/>Conclusão</text:h>
      <text:p text:style-name="P6">O protótipo <text:span text:style-name="T11">atual </text:span><text:s/>….</text:p>
      <text:p text:style-name="P5"/>
      <text:p text:style-name="P5">O projeto se destaca dos demais na área devido...</text:p>
      <text:p text:style-name="P5"/>
      <text:p text:style-name="Standard">Como trabalhos futuros, além...</text:p>
      <text:h text:style-name="P27" text:outline-level="1">Agradecimentos</text:h>
      <text:p text:style-name="P10">Ao IFNMG pela concessão de bolsas PIBED aos discentes.</text:p>
      <text:h text:style-name="P27" text:outline-level="1">Referência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/>
    <style:font-face style:name="Arial1" svg:font-family="Arial, Tahoma, Helvetica, FreeSans, sans-serif"/>
    <style:font-face style:name="Lohit Devanagari1" svg:font-family="'Lohit Devanagari'"/>
    <style:font-face style:name="Open Sans" svg:font-family="'Open Sans'"/>
    <style:font-face style:name="open sans" svg:font-family="'open sans', HelveticaNeue-Light, 'helvetica neue light', 'helvetica neue', Helvetica, Arial, 'lucida grande', sans-serif"/>
    <style:font-face style:name="Times New Roman" svg:font-family="'Times New Roman'" style:font-family-generic="roman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8f318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22:13:56.325903479</meta:creation-date>
    <dc:date>2018-10-08T00:00:28.706010175</dc:date>
    <meta:editing-duration>PT19M2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5" meta:paragraph-count="66" meta:word-count="1560" meta:character-count="9794" meta:non-whitespace-character-count="8285"/>
  </office:meta>
</office:document-meta>
</file>